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3DE6D0E293E.jpg" manifest:media-type="image/jpeg"/>
  <manifest:file-entry manifest:full-path="Pictures/1000000000000400000002ABC212C78A.jpg" manifest:media-type="image/jpeg"/>
  <manifest:file-entry manifest:full-path="Pictures/10000001000003E00000057B6DEAB340.png" manifest:media-type="image/png"/>
  <manifest:file-entry manifest:full-path="Pictures/10038D730000520500007401B4716AF9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01cm, 0cm, 6.052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01cm, 0cm, 3.603cm, 0.683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97cm, 0cm, 0cm, 0cm)" draw:image-opacity="100%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73cm" fo:min-width="1.57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4.5999984741211pt" style:font-size-asian="44.5999984741211pt" style:font-size-complex="44.5999984741211pt"/>
    </style:style>
    <style:style style:name="T1" style:family="text">
      <style:text-properties fo:color="#000000" loext:opacity="100%" style:font-name="TimesNewRoman" fo:font-size="44.5999984741211pt" fo:font-weight="normal" style:font-name-asian="TimesNewRoman" style:font-size-asian="44.5999984741211pt" style:font-weight-asian="normal" style:font-name-complex="TimesNewRoman" style:font-size-complex="44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6.22cm" svg:height="13.552cm" svg:x="15.885cm" svg:y="0.448cm">
            <draw:image xlink:href="Pictures/10038D730000520500007401B4716AF9.pdf" xlink:type="simple" xlink:show="embed" xlink:actuate="onLoad" draw:mime-type="application/pdf">
              <text:p/>
            </draw:image>
            <draw:image xlink:href="Pictures/10000001000003E00000057B6DEAB340.png" xlink:type="simple" xlink:show="embed" xlink:actuate="onLoad" draw:mime-type="image/png"/>
          </draw:frame>
          <draw:frame draw:style-name="gr3" draw:text-style-name="P1" draw:layer="layout" svg:width="15.129cm" svg:height="6.308cm" svg:x="1.173cm" svg:y="7.487cm">
            <draw:image xlink:href="Pictures/1000000000000400000002ABC212C78A.jpg" xlink:type="simple" xlink:show="embed" xlink:actuate="onLoad" draw:mime-type="image/jpeg">
              <text:p/>
            </draw:image>
          </draw:frame>
          <draw:frame draw:style-name="gr4" draw:text-style-name="P1" draw:layer="layout" svg:width="15.183cm" svg:height="6.499cm" svg:x="1.065cm" svg:y="0.622cm">
            <draw:image xlink:href="Pictures/1000000000000800000003DE6D0E293E.jpg" xlink:type="simple" xlink:show="embed" xlink:actuate="onLoad" draw:mime-type="image/jpeg">
              <text:p/>
            </draw:image>
          </draw:frame>
        </draw:g>
        <draw:frame draw:style-name="gr5" draw:text-style-name="P3" draw:layer="layout" svg:width="1.746cm" svg:height="1.741cm" svg:x="14.201cm" svg:y="0.894cm">
          <draw:text-box>
            <text:p text:style-name="P2"><text:span text:style-name="T1">(a)</text:span></text:p>
          </draw:text-box>
        </draw:frame>
        <draw:frame draw:style-name="gr5" draw:text-style-name="P3" draw:layer="layout" svg:width="1.835cm" svg:height="1.741cm" svg:x="14.172cm" svg:y="8.376cm">
          <draw:text-box>
            <text:p text:style-name="P2"><text:span text:style-name="T1">(b)</text:span></text:p>
          </draw:text-box>
        </draw:frame>
        <draw:frame draw:style-name="gr5" draw:text-style-name="P3" draw:layer="layout" svg:width="1.746cm" svg:height="1.741cm" svg:x="29.308cm" svg:y="0.78cm">
          <draw:text-box>
            <text:p text:style-name="P2"><text:span text:style-name="T1">(c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8:10:01.584975078</meta:creation-date>
    <dc:date>2025-06-05T18:28:28.487712683</dc:date>
    <meta:editing-duration>PT7M15S</meta:editing-duration>
    <meta:editing-cycles>1</meta:editing-cycles>
    <meta:document-statistic meta:object-count="7"/>
    <meta:generator>LibreOffice/24.2.7.2$Linux_X86_64 LibreOffice_project/420$Build-2</meta:generator>
  </office:meta>
</office:document-meta>
</file>